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alibri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5.69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45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ext-properties fo:color="#111111" style:text-outline="false" style:text-line-through-style="none" style:text-line-through-type="none" style:font-name="Courier New" fo:font-size="11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1.5pt" style:language-asian="none" style:country-asian="none" style:font-style-asian="normal" style:font-weight-asian="bold" style:font-name-complex="Courier New" style:font-size-complex="11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Helvetica" fo:font-size="13pt" fo:font-style="normal" fo:text-shadow="none" style:text-underline-style="none" fo:font-weight="normal" style:font-size-asian="13pt" style:font-style-asian="normal" style:font-weight-asian="normal" style:font-name-complex="Helvetica" style:font-size-complex="13pt" style:font-style-complex="normal" style:font-weight-complex="normal"/>
    </style:style>
    <style:style style:name="ce5" style:family="table-cell" style:parent-style-name="Default">
      <style:text-properties fo:color="#0000ff" style:font-name="Courier New" fo:font-size="11.5pt" fo:language="none" fo:country="none" style:font-name-asian="Courier New" style:font-size-asian="11.5pt" style:language-asian="none" style:country-asian="none" style:font-name-complex="Courier New" style:font-size-complex="11.5pt" style:language-complex="none" style:country-complex="none"/>
    </style:style>
    <style:style style:name="ce6" style:family="table-cell" style:parent-style-name="Default">
      <style:text-properties fo:color="#008000" style:font-name="Courier New" fo:font-size="11.5pt" fo:language="none" fo:country="none" fo:font-weight="bold" style:font-name-asian="Courier New" style:font-size-asian="11.5pt" style:language-asian="none" style:country-asian="none" style:font-weight-asian="bold" style:font-name-complex="Courier New" style:font-size-complex="11.5pt" style:language-complex="none" style:country-complex="non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7"/>
          <table:table-cell table:style-name="ce7" office:value-type="string" calcext:value-type="string">
            <text:p>School Name</text:p>
          </table:table-cell>
          <table:table-cell table:style-name="ce7" office:value-type="string" calcext:value-type="string">
            <text:p>News</text:p>
          </table:table-cell>
          <table:table-cell table:style-name="ce7" office:value-type="string" calcext:value-type="string">
            <text:p>Events</text:p>
          </table:table-cell>
          <table:table-cell table:style-name="ce7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SCA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ossa High School, Mahim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dinal Gracias High School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ivine Child High School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vine Child Sr. Sec. - CBSE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 Bosco School &amp; Jr. College, Naiga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ly Family High School &amp; Jr. College, Andheri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ly Name High School, Colaba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y Immaculate Primary School, Borivli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ount Carmel Convent School, Pune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LCM - Archdiocese of Bombay</text:p>
          </table:table-cell>
          <table:table-cell table:number-columns-repeated="102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Our Lady of Health High School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n Bosco School &amp; Jr. College, Naigaon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ly Family High School &amp; Jr. College, Andheri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ly Name High School, Colaba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. Joseph's School, Khanusa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. Mary's Convent High School, Mapusa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. Xavier School, Himmatnagar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Carmel convent high school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. Mary's Convent High School, Mapusa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. Xavier School, Himmatnagar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Default"/>
          <table:table-cell table:style-name="ce2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Calibri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11:05:40.8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5:10:59.400000000</meta:creation-date>
    <dc:date>2019-04-01T11:08:58.754000000</dc:date>
    <meta:editing-duration>PT4M</meta:editing-duration>
    <meta:editing-cycles>4</meta:editing-cycles>
    <meta:generator>LibreOffice/5.4.1.2$Windows_x86 LibreOffice_project/ea7cb86e6eeb2bf3a5af73a8f7777ac570321527</meta:generator>
    <meta:document-statistic meta:table-count="1" meta:cell-count="45" meta:object-count="0"/>
  </office:meta>
</office:document-meta>
</file>